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96842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1a02ab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719700080864" text:id="ct14071970008086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719669116816" text:id="ct14071966911681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557941648" text:id="ct1407195579416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72701696" text:id="ct14071977270169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719772834800" text:id="ct14071977283480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719700080864"/><text:change-start text:change-id="ct140719669116816"/>Adopt<text:change-end text:change-id="ct140719669116816"/>ed<text:change-start text:change-id="ct140719557941648"/> as a <text:change-end text:change-id="ct140719557941648"/>NMRA Technical Note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40719772701696"/><text:change-start text:change-id="ct140719772834800"/>Version History<text:change-end text:change-id="ct14071977283480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6">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96842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7T16:09:38.578161215" text:date-adjust="PT1440H00M00S">Apr 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mmon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0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8H54M6S</meta:editing-duration>
    <meta:generator>LibreOffice/4.4.0.3$MacOSX_X86_64 LibreOffice_project/de093506bcdc5fafd9023ee680b8c60e3e0645d7</meta:generator>
    <dc:date>2016-02-07T16:09:38.459920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80" meta:character-count="483" meta:non-whitespace-character-count="410"/>
  </office:meta>
</office:document-meta>
</file>